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7D000003E4B580D8266296A92B.png" manifest:media-type="image/png"/>
  <manifest:file-entry manifest:full-path="Pictures/1000020100000333000002132955C7CB8FAED202.png" manifest:media-type="image/png"/>
  <manifest:file-entry manifest:full-path="Pictures/1000020100000320000001A0CD42FCF7A4BB100D.png" manifest:media-type="image/png"/>
  <manifest:file-entry manifest:full-path="Pictures/1000020100000318000001834EF1EFA55B9BCF03.png" manifest:media-type="image/png"/>
  <manifest:file-entry manifest:full-path="Pictures/100002010000032F0000006953FA6FD352F9FA91.png" manifest:media-type="image/png"/>
  <manifest:file-entry manifest:full-path="Pictures/100002010000033C00000273C3E5111C9C13797E.png" manifest:media-type="image/png"/>
  <manifest:file-entry manifest:full-path="Pictures/10000201000003400000026A3AFA3033805199B6.png" manifest:media-type="image/png"/>
  <manifest:file-entry manifest:full-path="Pictures/1000020100000329000001B2F41AE5CE7ED05C79.png" manifest:media-type="image/png"/>
  <manifest:file-entry manifest:full-path="Pictures/100002010000033600000264D9431EE39D5423AA.png" manifest:media-type="image/png"/>
  <manifest:file-entry manifest:full-path="Pictures/100002010000050C000002F89001EB8FFD2F0742.png" manifest:media-type="image/png"/>
  <manifest:file-entry manifest:full-path="Pictures/10000201000004700000029A54E2EE32486CA19B.png" manifest:media-type="image/png"/>
  <manifest:file-entry manifest:full-path="Pictures/100002010000027E00000186C74F664E2022EDF5.png" manifest:media-type="image/png"/>
  <manifest:file-entry manifest:full-path="Pictures/10000201000004F7000002D9A19FABCD8CEADAC9.png" manifest:media-type="image/png"/>
  <manifest:file-entry manifest:full-path="Pictures/10000201000003510000027DEFB60D74395D7E99.png" manifest:media-type="image/png"/>
  <manifest:file-entry manifest:full-path="Pictures/10000201000004FF000002C17B3151B00A8BA994.png" manifest:media-type="image/png"/>
  <manifest:file-entry manifest:full-path="Pictures/10000201000005130000030023B6EE7B701C734A.png" manifest:media-type="image/png"/>
  <manifest:file-entry manifest:full-path="Pictures/1000020100000500000002E9F75AD48BC98C3CC1.png" manifest:media-type="image/png"/>
  <manifest:file-entry manifest:full-path="Pictures/100002010000035B0000027A7C2480275C176D3F.png" manifest:media-type="image/png"/>
  <manifest:file-entry manifest:full-path="Pictures/10000201000004FD000002E6326DCFE7519406CF.png" manifest:media-type="image/png"/>
  <manifest:file-entry manifest:full-path="Pictures/1000000000000780000004388847733ED2C9088C.jpg" manifest:media-type="image/jpeg"/>
  <manifest:file-entry manifest:full-path="Pictures/10000201000003630000026E78FD81551A509264.png" manifest:media-type="image/png"/>
  <manifest:file-entry manifest:full-path="Pictures/100000000000000800000008B2AA4E6A4F6D2D73.png" manifest:media-type="image/png"/>
  <manifest:file-entry manifest:full-path="Pictures/10000201000004FA000002D252095C9DF1E9B3D1.png" manifest:media-type="image/png"/>
  <manifest:file-entry manifest:full-path="Pictures/10000201000004F5000002D67F30EE02421BAA0E.png" manifest:media-type="image/png"/>
  <manifest:file-entry manifest:full-path="Pictures/10000201000004E7000002B664B0228BE3D66E7C.png" manifest:media-type="image/png"/>
  <manifest:file-entry manifest:full-path="Pictures/100002010000037400000275EBD6DDF2533EDD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28cm" svg:stroke-color="#bc312e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fill="bitmap" draw:fill-image-name="_35__20_Percent" draw:textarea-horizontal-align="justify" draw:textarea-vertical-align="middle" draw:auto-grow-height="false" fo:min-height="1.75cm" fo:min-width="7.9cm"/>
    </style:style>
    <style:style style:name="gr5" style:family="graphic" style:parent-style-name="standard">
      <style:graphic-properties draw:fill="bitmap" draw:fill-image-name="_35__20_Percent" draw:textarea-horizontal-align="justify" draw:textarea-vertical-align="middle" draw:auto-grow-height="false" fo:min-height="2.15cm" fo:min-width="11.5cm"/>
    </style:style>
    <style:style style:name="gr6" style:family="graphic" style:parent-style-name="standard">
      <style:graphic-properties draw:fill="bitmap" draw:fill-image-name="_35__20_Percent" draw:textarea-horizontal-align="justify" draw:textarea-vertical-align="middle" draw:auto-grow-height="false" fo:min-height="2.55cm" fo:min-width="12.1cm"/>
    </style:style>
    <style:style style:name="gr7" style:family="graphic" style:parent-style-name="standard">
      <style:graphic-properties svg:stroke-width="0.028cm" svg:stroke-color="#cf3834" draw:marker-start-width="0.242cm" draw:marker-end-width="0.242cm" draw:fill="none" draw:textarea-vertical-align="middle" draw:auto-grow-height="false" fo:min-height="9.77cm" fo:min-width="2.577cm" fo:padding-top="0.139cm" fo:padding-bottom="0.139cm" fo:padding-left="0.264cm" fo:padding-right="0.264cm"/>
    </style:style>
    <style:style style:name="gr8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bitmap" draw:fill-image-name="_35__20_Percent" draw:textarea-horizontal-align="justify" draw:textarea-vertical-align="middle" draw:auto-grow-height="false" fo:min-height="7.15cm" fo:min-width="6.4cm"/>
    </style:style>
    <style:style style:name="gr10" style:family="graphic" style:parent-style-name="standard">
      <style:graphic-properties draw:fill="bitmap" draw:fill-image-name="_35__20_Percent" draw:textarea-horizontal-align="justify" draw:textarea-vertical-align="middle" draw:auto-grow-height="false" fo:min-height="5.95cm" fo:min-width="8.3cm"/>
    </style:style>
    <style:style style:name="gr11" style:family="graphic" style:parent-style-name="objectwithoutfill">
      <style:graphic-properties svg:stroke-width="0.028cm" svg:stroke-color="#f3715a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fill="bitmap" draw:fill-image-name="_35__20_Percent" draw:textarea-horizontal-align="justify" draw:textarea-vertical-align="middle" draw:auto-grow-height="false" fo:min-height="1.35cm" fo:min-width="20.1cm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subtitle">
      <style:graphic-properties draw:fill-color="#ffffff" draw:auto-grow-height="true" fo:min-height="11.926cm"/>
    </style:style>
    <style:style style:name="pr7" style:family="presentation" style:parent-style-name="默认-title">
      <style:graphic-properties fo:min-height="2.572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bitmap" draw:fill-image-name="_35__20_Percent"/>
      <style:paragraph-properties fo:text-align="center"/>
      <style:text-properties fo:color="#ce181e" fo:font-size="32pt" style:font-size-asian="32pt" style:font-size-complex="32pt"/>
    </style:style>
    <style:style style:name="P7" style:family="paragraph">
      <loext:graphic-properties draw:fill="bitmap" draw:fill-image-name="_35__20_Percent"/>
      <style:paragraph-properties fo:text-align="center"/>
      <style:text-properties fo:color="#ce181e" fo:font-size="28pt" style:font-size-asian="28pt" style:font-size-complex="28pt"/>
    </style:style>
    <style:style style:name="P8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36pt" style:font-size-asian="36pt" style:font-size-complex="36pt"/>
    </style:style>
    <style:style style:name="P10" style:family="paragraph">
      <loext:graphic-properties draw:fill="bitmap" draw:fill-image-name="_35__20_Percent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="bitmap" draw:fill-image-name="_35__20_Percent"/>
      <style:paragraph-properties fo:text-align="center"/>
      <style:text-properties fo:font-size="28pt" style:font-size-asian="28pt" style:font-size-complex="28pt"/>
    </style:style>
    <style:style style:name="T1" style:family="text">
      <style:text-properties style:font-size-asian="32pt"/>
    </style:style>
    <style:style style:name="T2" style:family="text">
      <style:text-properties style:font-name="FreeMono1" style:font-size-asian="32pt"/>
    </style:style>
    <style:style style:name="T3" style:family="text">
      <style:text-properties fo:color="#ce181e" fo:font-size="32pt" style:font-size-asian="32pt" style:font-size-complex="32pt"/>
    </style:style>
    <style:style style:name="T4" style:family="text">
      <style:text-properties fo:color="#ce181e"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1</text:span><text:span text:style-name="T1">讲 </text:span><text:span text:style-name="T2">Virtualbox</text:span><text:span text:style-name="T1">安装</text:span><text:span text:style-name="T2">Ubuntu18.0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安装Virtualbox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已经下载的Virtualbox安装到指定目录。</text:p>
              </text:list-item>
              <text:list-item>
                <text:p>启动Virtualbox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>
        <office:forms form:automatic-focus="false" form:apply-design-mode="false"/>
        <draw:frame draw:style-name="gr2" draw:text-style-name="P4" draw:layer="layout" svg:width="26.639cm" svg:height="15.749cm" svg:x="0.674cm" svg:y="0.004cm">
          <draw:image xlink:href="Pictures/10000201000005130000030023B6EE7B701C734A.png" xlink:type="simple" xlink:show="embed" xlink:actuate="onLoad">
            <text:p/>
          </draw:image>
        </draw:frame>
        <draw:line draw:style-name="gr3" draw:text-style-name="P4" draw:layer="layout" svg:x1="19cm" svg:y1="9cm" svg:x2="10.2cm" svg:y2="2.2cm">
          <text:p/>
        </draw:line>
        <draw:custom-shape draw:style-name="gr4" draw:text-style-name="P6" draw:layer="layout" svg:width="8.4cm" svg:height="2cm" svg:x="18cm" svg:y="9cm">
          <text:p text:style-name="P5"><text:span text:style-name="T3">点击新建虚拟机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>
        <office:forms form:automatic-focus="false" form:apply-design-mode="false"/>
        <draw:frame draw:style-name="gr2" draw:text-style-name="P4" draw:layer="layout" svg:width="27.06cm" svg:height="15.749cm" svg:x="0.464cm" svg:y="0.004cm">
          <draw:image xlink:href="Pictures/1000020100000500000002E9F75AD48BC98C3C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>
        <office:forms form:automatic-focus="false" form:apply-design-mode="false"/>
        <draw:frame draw:style-name="gr2" draw:text-style-name="P4" draw:layer="layout" svg:width="26.775cm" svg:height="15.749cm" svg:x="0.606cm" svg:y="0.004cm">
          <draw:image xlink:href="Pictures/100002010000050C000002F89001EB8FFD2F074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>
        <office:forms form:automatic-focus="false" form:apply-design-mode="false"/>
        <draw:frame draw:style-name="gr2" draw:text-style-name="P4" draw:layer="layout" svg:width="27.128cm" svg:height="15.559cm" svg:x="0.43cm" svg:y="0.099cm">
          <draw:image xlink:href="Pictures/10000201000004F7000002D9A19FABCD8CEADAC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>
        <office:forms form:automatic-focus="false" form:apply-design-mode="false"/>
        <draw:frame draw:style-name="gr2" draw:text-style-name="P4" draw:layer="layout" svg:width="27.192cm" svg:height="15.409cm" svg:x="0.398cm" svg:y="0.174cm">
          <draw:image xlink:href="Pictures/10000201000004FA000002D252095C9DF1E9B3D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>
        <office:forms form:automatic-focus="false" form:apply-design-mode="false"/>
        <draw:frame draw:style-name="gr2" draw:text-style-name="P4" draw:layer="layout" svg:width="27.085cm" svg:height="15.495cm" svg:x="0.451cm" svg:y="0.131cm">
          <draw:image xlink:href="Pictures/10000201000004F5000002D67F30EE02421BAA0E.png" xlink:type="simple" xlink:show="embed" xlink:actuate="onLoad">
            <text:p/>
          </draw:image>
        </draw:frame>
        <draw:line draw:style-name="gr3" draw:text-style-name="P4" draw:layer="layout" svg:x1="10cm" svg:y1="11.5cm" svg:x2="18.2cm" svg:y2="9.5cm">
          <text:p/>
        </draw:line>
        <draw:custom-shape draw:style-name="gr5" draw:text-style-name="P7" draw:layer="layout" svg:width="12cm" svg:height="2.4cm" svg:x="0.8cm" svg:y="10.8cm">
          <text:p text:style-name="P5"><text:span text:style-name="T4">建议存储不要低于</text:span><text:span text:style-name="T4">16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>
        <office:forms form:automatic-focus="false" form:apply-design-mode="false"/>
        <draw:frame draw:style-name="gr2" draw:text-style-name="P4" draw:layer="layout" svg:width="27.106cm" svg:height="15.749cm" svg:x="0.441cm" svg:y="0.004cm">
          <draw:image xlink:href="Pictures/10000201000004FD000002E6326DCFE7519406C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>
        <office:forms form:automatic-focus="false" form:apply-design-mode="false"/>
        <draw:frame draw:style-name="gr2" draw:text-style-name="P4" draw:layer="layout" svg:width="27.298cm" svg:height="15.047cm" svg:x="0.345cm" svg:y="0.355cm">
          <draw:image xlink:href="Pictures/10000201000004FF000002C17B3151B00A8BA994.png" xlink:type="simple" xlink:show="embed" xlink:actuate="onLoad">
            <text:p/>
          </draw:image>
        </draw:frame>
        <draw:line draw:style-name="gr3" draw:text-style-name="P4" draw:layer="layout" svg:x1="13.4cm" svg:y1="6.8cm" svg:x2="13cm" svg:y2="5.2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>
        <office:forms form:automatic-focus="false" form:apply-design-mode="false"/>
        <draw:frame draw:style-name="gr2" draw:text-style-name="P4" draw:layer="layout" svg:width="26.786cm" svg:height="14.812cm" svg:x="0.601cm" svg:y="0.473cm">
          <draw:image xlink:href="Pictures/10000201000004E7000002B664B0228BE3D66E7C.png" xlink:type="simple" xlink:show="embed" xlink:actuate="onLoad">
            <text:p/>
          </draw:image>
        </draw:frame>
        <draw:line draw:style-name="gr3" draw:text-style-name="P4" draw:layer="layout" svg:x1="14.2cm" svg:y1="5.6cm" svg:x2="8.8cm" svg:y2="6cm">
          <text:p/>
        </draw:line>
        <draw:custom-shape draw:style-name="gr6" draw:text-style-name="P7" draw:layer="layout" svg:width="12.6cm" svg:height="2.8cm" svg:x="14.2cm" svg:y="4.6cm">
          <text:p text:style-name="P5"><text:span text:style-name="T4">点击注册选择</text:span><text:span text:style-name="T4">ISO</text:span><text:span text:style-name="T4">镜像文件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>
        <draw:frame draw:style-name="gr2" draw:text-style-name="P4" draw:layer="layout" svg:width="24.246cm" svg:height="14.214cm" svg:x="1.871cm" svg:y="0.772cm">
          <draw:image xlink:href="Pictures/10000201000004700000029A54E2EE32486CA19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>
        <draw:frame draw:style-name="gr2" draw:text-style-name="P4" draw:layer="layout" svg:width="18.867cm" svg:height="13.424cm" svg:x="4.56cm" svg:y="1.167cm">
          <draw:image xlink:href="Pictures/100002010000037400000275EBD6DDF2533EDD1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>
        <draw:frame draw:style-name="gr2" draw:text-style-name="P4" draw:layer="layout" svg:width="18.334cm" svg:height="13.531cm" svg:x="4.827cm" svg:y="1.113cm">
          <draw:image xlink:href="Pictures/100002010000035B0000027A7C2480275C176D3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>
        <draw:frame draw:style-name="gr2" draw:text-style-name="P4" draw:layer="layout" svg:width="18.12cm" svg:height="13.595cm" svg:x="4.934cm" svg:y="1.081cm">
          <draw:image xlink:href="Pictures/10000201000003510000027DEFB60D74395D7E9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>
        <draw:frame draw:style-name="gr2" draw:text-style-name="P4" draw:layer="layout" svg:width="18.504cm" svg:height="13.275cm" svg:x="4.742cm" svg:y="1.241cm">
          <draw:image xlink:href="Pictures/10000201000003630000026E78FD81551A50926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>
        <draw:frame draw:style-name="gr2" draw:text-style-name="P4" draw:layer="layout" svg:width="17.544cm" svg:height="13.061cm" svg:x="5.222cm" svg:y="1.348cm">
          <draw:image xlink:href="Pictures/100002010000033600000264D9431EE39D5423A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>
        <draw:frame draw:style-name="gr2" draw:text-style-name="P4" draw:layer="layout" svg:width="19.557cm" svg:height="14.527cm" svg:x="7cm" svg:y="0.6cm">
          <draw:image xlink:href="Pictures/10000201000003400000026A3AFA3033805199B6.png" xlink:type="simple" xlink:show="embed" xlink:actuate="onLoad">
            <text:p/>
          </draw:image>
        </draw:frame>
        <draw:custom-shape draw:style-name="gr7" draw:text-style-name="P8" draw:layer="layout" svg:width="8.6cm" svg:height="10.6cm" svg:x="3.4cm" svg:y="1.6cm">
          <text:p text:style-name="P5"><text:span text:style-name="T5">不要使用汉字</text:span></text:p>
          <text:p text:style-name="P5"><text:span text:style-name="T5">姓名仅仅是个人信息</text:span></text:p>
          <text:p text:style-name="P5"><text:span text:style-name="T5">用户名用于登录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3T32">
        <draw:frame presentation:style-name="pr6" draw:text-style-name="P9" draw:layer="layout" svg:width="25.199cm" svg:height="11.926cm" svg:x="1.4cm" svg:y="0.628cm" presentation:class="subtitle">
          <draw:text-box>
            <text:p><text:span text:style-name="T6">接下来就是等待安装完成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>
        <draw:frame draw:style-name="gr2" draw:text-style-name="P4" draw:layer="layout" svg:width="19.272cm" svg:height="14.594cm" svg:x="4.528cm" svg:y="0.6cm">
          <draw:image xlink:href="Pictures/100002010000033C00000273C3E5111C9C13797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重启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如果无法重启则强制关闭。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27.155cm" svg:height="3.6cm" svg:x="0.6cm" svg:y="7.4cm">
          <draw:image xlink:href="Pictures/100002010000032F0000006953FA6FD352F9FA9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默认" presentation:presentation-page-layout-name="AL3T32">
        <draw:frame presentation:style-name="pr6" draw:text-style-name="P2" draw:layer="layout" svg:width="25.199cm" svg:height="11.926cm" svg:x="1.4cm" svg:y="0.628cm" presentation:class="subtitle">
          <draw:text-box>
            <text:p>安装完成后，窗口很小，可以通过安装VBox增强工具解决。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默认" presentation:presentation-page-layout-name="AL2T1">
        <draw:frame presentation:style-name="pr7" draw:layer="layout" svg:width="25.199cm" svg:height="2.572cm" svg:x="1.4cm" svg:y="0.628cm" presentation:class="title" presentation:user-transformed="true">
          <draw:text-box>
            <text:p>Virtualbox窗口自适应</text:p>
          </draw:text-box>
        </draw:frame>
        <draw:frame draw:style-name="gr8" draw:text-style-name="P4" draw:layer="layout" svg:width="17.542cm" svg:height="10.723cm" svg:x="1.358cm" svg:y="3.277cm" presentation:class="graphic" presentation:user-transformed="true">
          <draw:image xlink:href="Pictures/100002010000027E00000186C74F664E2022EDF5.png" xlink:type="simple" xlink:show="embed" xlink:actuate="onLoad">
            <text:p/>
          </draw:image>
        </draw:frame>
        <draw:line draw:style-name="gr3" draw:text-style-name="P4" draw:layer="layout" svg:x1="9.7cm" svg:y1="10cm" svg:x2="20.1cm" svg:y2="7cm">
          <text:p/>
        </draw:line>
        <draw:custom-shape draw:style-name="gr9" draw:text-style-name="P7" draw:layer="layout" svg:width="6.9cm" svg:height="7.4cm" svg:x="20.1cm" svg:y="3.4cm">
          <text:p text:style-name="P5"><text:span text:style-name="T4">这个文件在</text:span></text:p>
          <text:p text:style-name="P5"><text:span text:style-name="T4">Virtualbox</text:span></text:p>
          <text:p text:style-name="P5"><text:span text:style-name="T4">的安装目录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安装VBox增强工具</text:p>
          </draw:text-box>
        </draw:frame>
        <draw:frame draw:style-name="gr8" draw:text-style-name="P4" draw:layer="layout" svg:width="17.027cm" svg:height="9.134cm" svg:x="1.4cm" svg:y="4.266cm" presentation:class="graphic" presentation:user-transformed="true">
          <draw:image xlink:href="Pictures/1000020100000329000001B2F41AE5CE7ED05C79.png" xlink:type="simple" xlink:show="embed" xlink:actuate="onLoad">
            <text:p/>
          </draw:image>
        </draw:frame>
        <draw:custom-shape draw:style-name="gr10" draw:text-style-name="P10" draw:layer="layout" svg:width="8.8cm" svg:height="6.2cm" svg:x="18.8cm" svg:y="5.6cm">
          <text:p text:style-name="P5"><text:span text:style-name="T7">Ctrl+Alt+T</text:span><text:span text:style-name="T7">快捷键</text:span></text:p>
          <text:p text:style-name="P5"><text:span text:style-name="T7">可以启动终端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安装VBox增强工具</text:p>
          </draw:text-box>
        </draw:frame>
        <draw:frame draw:style-name="gr8" draw:text-style-name="P4" draw:layer="layout" svg:width="20.258cm" svg:height="10.534cm" svg:x="1.634cm" svg:y="3.066cm" presentation:class="graphic" presentation:user-transformed="true">
          <draw:image xlink:href="Pictures/1000020100000320000001A0CD42FCF7A4BB10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安装VBox增强工具</text:p>
          </draw:text-box>
        </draw:frame>
        <draw:frame draw:style-name="gr2" draw:text-style-name="P4" draw:layer="layout" svg:width="19.304cm" svg:height="9.432cm" svg:x="1.296cm" svg:y="3cm">
          <draw:image xlink:href="Pictures/1000020100000318000001834EF1EFA55B9BCF03.png" xlink:type="simple" xlink:show="embed" xlink:actuate="onLoad">
            <text:p/>
          </draw:image>
        </draw:frame>
        <draw:line draw:style-name="gr11" draw:text-style-name="P4" draw:layer="layout" svg:x1="12.4cm" svg:y1="13cm" svg:x2="7.5cm" svg:y2="10.2cm">
          <text:p/>
        </draw:line>
        <draw:custom-shape draw:style-name="gr12" draw:text-style-name="P11" draw:layer="layout" svg:width="20.6cm" svg:height="1.6cm" svg:x="3.6cm" svg:y="13cm">
          <text:p text:style-name="P5"><text:span text:style-name="T8">密码就是用户登录的密码，输入是不显示的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安装VBox增强工具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18.405cm" svg:height="11.933cm" svg:x="3.12cm" svg:y="2.967cm">
          <draw:image xlink:href="Pictures/1000020100000333000002132955C7CB8FAED20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安装完成</text:p>
          </draw:text-box>
        </draw:frame>
        <draw:frame draw:style-name="gr8" draw:text-style-name="P4" draw:layer="layout" svg:width="22.981cm" svg:height="11.94cm" svg:x="1.519cm" svg:y="3.6cm" presentation:class="graphic" presentation:user-transformed="true">
          <draw:image xlink:href="Pictures/100002010000077D000003E4B580D8266296A92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20-02-16T17:17:18.768068523</dc:date>
    <meta:editing-duration>PT1H24M12S</meta:editing-duration>
    <meta:editing-cycles>39</meta:editing-cycles>
    <meta:generator>LibreOffice/6.0.7.3$Linux_X86_64 LibreOffice_project/00m0$Build-3</meta:generator>
    <meta:document-statistic meta:object-count="129"/>
  </office:meta>
</office:document-meta>
</file>